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 fo:margin-top="0in"/>
      <style:text-properties style:text-underline-type="single" style:text-underline-style="solid" style:text-underline-width="auto" style:text-underline-mode="continuous"/>
    </style:style>
    <style:style style:name="P2" style:parent-style-name="Titre1" style:family="paragraph">
      <style:paragraph-properties fo:text-align="center" fo:margin-top="0in"/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Compte rendu TP</text:h>
      <text:h text:style-name="P2" text:outline-level="1">Gamification Adaptative</text:h>
      <text:h text:style-name="Titre2" text:outline-level="2">Partie 1 :</text:h>
      <text:p text:style-name="Normal"><text:tab/>1) //TODO : ajouter descriptions des matrices</text:p>
      <text:p text:style-name="P3"><text:tab/>2)<text:s/>Pour calculer nos matrices d’affinité HEXAD, nous avons procédé de la manière suivante. Dans un premier temps, pour chaque module, nous avons fait un calcul d’une variable « globale » de motivation pour chaque profil<text:s/>HEXAD. Cette variable est égale à la variation de motivation intrinsèque additionnée à la motivation extrinsèque, puis à cette somme, on soustrait<text:s/>la variation d’amotivation. En effet, selon nous, l’amotivation s’oppose aux 2 autres motivations, d’où cette soustraction.<text:s/>On aurait aussi pu mettre l’accent sur la motivation intrinsèque<text:s/>(la rendre plus important que la motivation extrinsèque), car, nous avons pu lire que selon certains, celle-ci est plus forte que la motivation extrinsèque. Néanmoins, nous avons considéré que dans le cadre scolaire, les 2 motivations sont autant importantes.<text:s/>Une fois cette variable calculée, nous savons à quel point marche un module pour chaque type de profil HEXAD. Il reste plus qu’à calculer les affinités avec un individu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llotin Louis</meta:initial-creator>
    <dc:creator>Guillotin Louis</dc:creator>
    <meta:creation-date>2021-01-13T13:15:00Z</meta:creation-date>
    <dc:date>2021-01-13T15:35:00Z</dc:date>
    <meta:template xlink:href="Normal" xlink:type="simple"/>
    <meta:editing-cycles>9</meta:editing-cycles>
    <meta:editing-duration>PT5580S</meta:editing-duration>
    <meta:document-statistic meta:page-count="1" meta:paragraph-count="2" meta:word-count="167" meta:character-count="1084" meta:row-count="7" meta:non-whitespace-character-count="919"/>
  </office:meta>
</office:document-meta>
</file>